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SFMono-Regular" svg:font-family="SFMono-Regular, Consolas, 'Liberation Mono', Menlo, monospace"/>
    <style:font-face style:name="dejavu sans mono" svg:font-family="'dejavu sans mono', monospace"/>
    <style:font-face style:name="dejavu serif" svg:font-family="'dejavu serif', Georgia, 'times new roman', Times,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variant="normal" fo:text-transform="none" style:font-name="SFMono-Regular" fo:font-size="10.5pt" fo:letter-spacing="normal" fo:font-style="normal"/>
    </style:style>
    <style:style style:name="T2" style:family="text">
      <style:text-properties fo:font-variant="normal" fo:text-transform="none" style:font-name="SFMono-Regular" fo:font-size="10.5pt" fo:letter-spacing="normal" fo:font-style="normal" fo:font-weight="normal" fo:background-color="#ffffff" style:font-size-asian="12pt" style:font-size-complex="12pt"/>
    </style:style>
    <style:style style:name="T3" style:family="text">
      <style:text-properties fo:font-variant="normal" fo:text-transform="none" style:font-name="SFMono-Regular" fo:font-size="10.5pt" fo:letter-spacing="normal" fo:font-style="normal" fo:font-weight="bold" fo:background-color="#ffffff" style:font-size-asian="12pt" style:font-weight-asian="bold" style:font-size-complex="12pt" style:font-weight-complex="bold"/>
    </style:style>
    <style:style style:name="T4" style:family="text">
      <style:text-properties fo:font-variant="normal" fo:text-transform="none" fo:color="#24292e" style:font-name="SFMono-Regular" fo:font-size="10.5pt" fo:letter-spacing="normal" fo:font-style="normal"/>
    </style:style>
    <style:style style:name="T5" style:family="text">
      <style:text-properties fo:font-variant="normal" fo:text-transform="none" fo:color="#24292e" style:font-name="SFMono-Regular" fo:font-size="10.5pt" fo:letter-spacing="normal" fo:font-style="normal" fo:font-weight="normal" fo:background-color="#ffffff" style:font-size-asian="12pt" style:font-size-complex="12pt"/>
    </style:style>
    <style:style style:name="T6" style:family="text">
      <style:text-properties fo:font-variant="normal" fo:text-transform="none" fo:color="#24292e" style:font-name="SFMono-Regular" fo:font-size="10.5pt" fo:letter-spacing="normal" fo:font-style="normal" fo:background-color="#ffffff" style:font-size-asian="12pt" style:font-size-complex="12pt"/>
    </style:style>
    <style:style style:name="T7" style:family="text">
      <style:text-properties fo:font-variant="normal" fo:text-transform="none" fo:color="#24292e" style:font-name="SFMono-Regular" fo:font-size="10.5pt" fo:letter-spacing="normal" fo:font-style="normal" fo:font-weight="bold" fo:background-color="#ffffff" style:font-size-asian="12pt" style:font-weight-asian="bold" style:font-size-complex="12pt" style:font-weight-complex="bold"/>
    </style:style>
    <style:style style:name="T8" style:family="text">
      <style:text-properties fo:font-variant="normal" fo:text-transform="none" fo:color="#24292e" style:font-name="Times New Roman1" fo:font-size="12pt" fo:letter-spacing="normal" fo:font-style="normal" fo:font-weight="normal" fo:background-color="#ffffff" style:font-size-asian="12pt" style:font-size-complex="12pt"/>
    </style:style>
    <style:style style:name="T9" style:family="text">
      <style:text-properties fo:font-variant="normal" fo:text-transform="none" fo:color="#24292e" style:font-name="Times New Roman1" fo:font-size="10.5pt" fo:letter-spacing="normal" fo:font-style="normal" fo:font-weight="normal" fo:background-color="#ffffff" style:font-size-asian="12pt" style:font-size-complex="12pt"/>
    </style:style>
    <style:style style:name="T10" style:family="text">
      <style:text-properties fo:font-variant="normal" fo:text-transform="none" fo:color="#24292e" style:font-name="Times New Roman1" fo:font-size="2pt" fo:letter-spacing="normal" fo:font-style="normal" fo:font-weight="normal" fo:background-color="#ffffff" style:font-size-asian="2pt" style:font-size-complex="2pt"/>
    </style:style>
    <style:style style:name="T11" style:family="text">
      <style:text-properties fo:font-variant="normal" fo:text-transform="none" fo:color="#474747" style:font-name="dejavu serif" fo:font-size="10.5pt" fo:letter-spacing="normal" fo:font-style="normal" fo:font-weight="normal" style:font-weight-asian="normal" style:font-weight-complex="normal"/>
    </style:style>
    <style:style style:name="T12" style:family="text">
      <style:text-properties fo:font-variant="normal" fo:text-transform="none" fo:color="#474747" style:text-line-through-style="none" style:font-name="dejavu sans mono" fo:font-size="10.5pt" fo:letter-spacing="normal" fo:font-style="normal" style:text-underline-style="none" fo:font-weight="normal" style:text-blinking="false" style:font-weight-asian="normal" style:font-weight-complex="normal"/>
    </style:style>
    <style:style style:name="T13" style:family="text">
      <style:text-properties fo:font-variant="normal" fo:text-transform="none" fo:color="#4a6782" style:text-line-through-style="none" style:font-name="dejavu sans mono" fo:font-size="10.5pt" fo:letter-spacing="normal" fo:font-style="normal" style:text-underline-style="none" fo:font-weight="normal" style:text-blinking="false" style:font-weight-asian="normal" style:font-weight-complex="normal"/>
    </style:style>
    <style:style style:name="T14" style:family="text">
      <style:text-properties fo:font-variant="normal" fo:text-transform="none" fo:color="#191e1e" style:font-name="SFMono-Regular" fo:font-size="11.25pt" fo:letter-spacing="normal" fo:font-style="normal" fo:font-weight="normal" fo:background-color="#ffffff" style:font-size-asian="12pt" style:font-size-complex="12pt"/>
    </style:style>
    <style:style style:name="T15" style:family="text">
      <style:text-properties fo:font-variant="normal" fo:text-transform="none" fo:color="#191e1e" style:font-name="SFMono-Regular" fo:font-size="11.25pt" fo:letter-spacing="normal" fo:font-style="normal" fo:font-weight="bold" fo:background-color="#ffffff" style:font-size-asian="12pt" style:font-weight-asian="bold" style:font-size-complex="12pt" style:font-weight-complex="bold"/>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color="#000000" style:font-name="Consolas" fo:font-size="10pt" fo:background-color="#ffffff"/>
    </style:style>
    <style:style style:name="T19" style:family="text">
      <style:text-properties fo:color="#000000" style:font-name="Consolas" fo:font-size="10pt" fo:font-weight="bold" fo:background-color="#ffffff" style:font-weight-asian="bold" style:font-weight-complex="bold"/>
    </style:style>
    <style:style style:name="T20" style:family="text">
      <style:text-properties fo:color="#000000" style:font-name="Times New Roman1" fo:font-size="12pt" fo:background-color="#ffffff" style:font-size-asian="12pt" style:font-size-complex="12pt"/>
    </style:style>
    <style:style style:name="T21" style:family="text">
      <style:text-properties style:font-name="Times New Roman1" fo:font-size="12pt" fo:font-weight="bold" fo:background-color="#ffffff" style:font-size-asian="12pt" style:font-weight-asian="bold" style:font-size-complex="12pt" style:font-weight-complex="bold"/>
    </style:style>
    <style:style style:name="T22" style:family="text">
      <style:text-properties style:font-name="Times New Roman1" fo:font-size="12pt" fo:background-color="#ffffff" style:font-size-asian="12pt" style:font-size-complex="12pt"/>
    </style:style>
    <style:style style:name="T23" style:family="text">
      <style:text-properties style:font-name="Times New Roman1" fo:font-size="12pt" fo:font-weight="normal" fo:background-color="#ffffff"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e Features:</text:p>
      <text:p text:style-name="P2"><text:span text:style-name="T17">Lazy Initialization:</text:span> Not set by default. Beans would be created as and when they are needed. If misconfigured bean is loaded lazily then it won't raise error during startup. Care must be taken to ensure that JVM has sufficient memory to accomodate all of applications' beans and not just those that are initialized during startup. Dev needs to do fine tuning of heap size before lazy initialization.</text:p>
      <text:p text:style-name="P2"/>
      <text:p text:style-name="P2"><text:span text:style-name="T1">spring.main.lazy-initialization</text:span><text:span text:style-name="T4">=</text:span><text:span text:style-name="T1">true</text:span> </text:p>
      <text:p text:style-name="P2"/>
      <text:p text:style-name="P2">@Lazy(false) : disable lazy initialization for specific beans.</text:p>
      <text:p text:style-name="P2"/>
      <text:p text:style-name="P1">Fluent Builder API:</text:p>
      <text:p text:style-name="Standard"><text:span text:style-name="T17">Context Hierarchy: </text:span><text:span text:style-name="T16">Allow multiple child contexts to share beans that reside in parent context.</text:span></text:p>
      <text:p text:style-name="P1"><text:span text:style-name="T16">Only one parent context but multiple child contexts are possible. Parent can't access beans from child contexts.</text:span></text:p>
      <text:p text:style-name="P1">SpringApplicationBuilder<text:span text:style-name="T16"> :</text:span><text:span text:style-name="T11">Builder for </text:span><text:a xlink:type="simple" xlink:href="https://docs.spring.io/spring-boot/docs/3.1.0-SNAPSHOT/api/org/springframework/boot/SpringApplication.html" text:style-name="Internet_20_link" text:visited-style-name="Visited_20_Internet_20_Link"><text:span text:style-name="Source_20_Text"><text:span text:style-name="T13">SpringApplication</text:span></text:span></text:a><text:span text:style-name="Source_20_Text"><text:span text:style-name="T12"> </text:span></text:span><text:span text:style-name="T11">and </text:span><text:a xlink:type="simple" xlink:href="https://docs.spring.io/spring-framework/docs/6.0.7-SNAPSHOT/javadoc-api/org/springframework/context/ApplicationContext.html" text:style-name="Internet_20_link" text:visited-style-name="Visited_20_Internet_20_Link"><text:span text:style-name="Source_20_Text"><text:span text:style-name="T13">ApplicationContext</text:span></text:span></text:a><text:span text:style-name="Source_20_Text"><text:span text:style-name="T12"> </text:span></text:span><text:span text:style-name="T11">instances with convenient fluent API and context hierarchy support.</text:span><text:span text:style-name="T16"> </text:span></text:p>
      <text:p text:style-name="P1"><text:span text:style-name="T16">This class helps building parent/child relationship between contexts using parent(), child() and sibiling() methods.</text:span></text:p>
      <text:p text:style-name="P1"><text:span text:style-name="T16"/></text:p>
      <text:p text:style-name="P1">Accessing Application Arguments:</text:p>
      <text:p text:style-name="Standard"><text:span text:style-name="T16">Inject</text:span><text:span text:style-name="T17"> </text:span><text:span text:style-name="T19">ApplicationArguments</text:span><text:span text:style-name="T18"> </text:span><text:span text:style-name="T20">in class and we can access arguments.</text:span><text:span text:style-name="T21"> </text:span></text:p>
      <text:p text:style-name="Standard"><text:span text:style-name="T21"/></text:p>
      <text:p text:style-name="Standard"><text:span text:style-name="T21">ApplicationRunner/CommandLineRunner:</text:span></text:p>
      <text:p text:style-name="P2"><text:span text:style-name="T22">The run method is called just before the SpringApplication.run() completes. Both of these interfaces are same except the run method in ApplicationRunner takes ApplicationArguments and in commandLineRunner, it takes Spring... args.</text:span></text:p>
      <text:p text:style-name="P2"><text:span text:style-name="T22">If multiple commandLineRunner/ApplicationRunner interface are there and we want to run them in specific order then we should use @Order annotation.</text:span></text:p>
      <text:p text:style-name="P2"><text:span text:style-name="T22"/></text:p>
      <text:p text:style-name="P1"><text:span text:style-name="T22">Externalized Configuration:<text:line-break/></text:span><text:span text:style-name="T23">Configuration can be externalised via properties file, yaml, environment variables, commandline args. Property values can be injected using @Value annotation, can be accessed using autowired Environment reference or using @ConfigurationProperties.</text:span></text:p>
      <text:p text:style-name="P1"><text:span text:style-name="T23"/></text:p>
      <text:p text:style-name="P1"><text:span text:style-name="T22">JSON application properties:</text:span></text:p>
      <text:p text:style-name="P1"><text:span text:style-name="T22">Unix:</text:span></text:p>
      <text:p text:style-name="P2"><text:span text:style-name="T6">SPRING_APPLICATION_JSON='{"my":{"name":"test"}}' java -jar myapp.jar</text:span><text:span text:style-name="T22"> </text:span></text:p>
      <text:p text:style-name="P1"><text:span text:style-name="T22">System Property:</text:span></text:p>
      <text:p text:style-name="P2"><text:span text:style-name="T6">java -Dspring.application.json='{"my":{"name":"test"}}' -jar myapp.jar</text:span><text:span text:style-name="T22"> </text:span></text:p>
      <text:p text:style-name="P1"><text:span text:style-name="T22">CommandLine:</text:span></text:p>
      <text:p text:style-name="P1"><text:span text:style-name="T5">java -jar myapp.jar --spring.application.json='{"my":{"name":"test"}}'</text:span><text:span text:style-name="T22"> </text:span></text:p>
      <text:p text:style-name="P1"><text:span text:style-name="T22"/></text:p>
      <text:p text:style-name="P1"><text:span text:style-name="T22">If we do not like application as configuration file name then we can rename it as :</text:span></text:p>
      <text:p text:style-name="Standard"><text:span text:style-name="T23">j</text:span><text:span text:style-name="T5">ava -jar myproject.jar –spring.config.name=myproject</text:span></text:p>
      <text:p text:style-name="Standard"><text:span text:style-name="T5">File will be : </text:span><text:span text:style-name="T7">myproject.properties or myproject.yaml</text:span></text:p>
      <text:p text:style-name="Standard"><text:span text:style-name="T5"/></text:p>
      <text:p text:style-name="Standard"><text:span text:style-name="T8">We can refer to explicit locations by using</text:span><text:span text:style-name="T5"> </text:span><text:span text:style-name="T15">spring.config.location</text:span><text:span text:style-name="T5"> </text:span><text:span text:style-name="T22"><text:s/>environment property.</text:span></text:p>
      <text:p text:style-name="Standard"><text:span text:style-name="T5">java -jar myproject.jar --spring.config.location=\ optional:classpath:/default.properties,\ optional:classpath:/override.properties</text:span><text:span text:style-name="T22"> </text:span></text:p>
      <text:p text:style-name="Standard"><text:span text:style-name="T22"/></text:p>
      <text:p text:style-name="P1"><text:span text:style-name="T22">Import properties files into other properties files using below:</text:span></text:p>
      <text:p text:style-name="Standard"><text:span text:style-name="T3">spring.config.import</text:span><text:span text:style-name="T5">=</text:span><text:span text:style-name="T2">optional:file:./dev.properties</text:span><text:span text:style-name="T22"> </text:span></text:p>
      <text:p text:style-name="Standard"><text:span text:style-name="T22"/></text:p>
      <text:p text:style-name="P1"><text:soft-page-break/><text:span text:style-name="T22">Using Config Trees:</text:span></text:p>
      <text:p text:style-name="P1"><text:span text:style-name="T2">spring.config.import</text:span><text:span text:style-name="T5">=</text:span><text:span text:style-name="T2">optional:configtree:/etc/config/</text:span><text:span text:style-name="T22">*/</text:span></text:p>
      <text:p text:style-name="P1"><text:span text:style-name="T22"/></text:p>
      <text:p text:style-name="P1"><text:span text:style-name="T22"/></text:p>
      <text:p text:style-name="P1"><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SFMono-Regular" svg:font-family="SFMono-Regular, Consolas, 'Liberation Mono', Menlo, monospace"/>
    <style:font-face style:name="dejavu sans mono" svg:font-family="'dejavu sans mono', monospace"/>
    <style:font-face style:name="dejavu serif" svg:font-family="'dejavu serif', Georgia, 'times new roman', Times,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3-14T08:22:02.68</meta:creation-date>
    <dc:date>2023-03-14T23:25:07.26</dc:date>
    <meta:editing-duration>PT15H2M46S</meta:editing-duration>
    <meta:editing-cycles>42</meta:editing-cycles>
    <meta:generator>OpenOffice/4.1.14$Win32 OpenOffice.org_project/4114m1$Build-9811</meta:generator>
    <meta:document-statistic meta:table-count="0" meta:image-count="0" meta:object-count="0" meta:page-count="2" meta:paragraph-count="31" meta:word-count="318" meta:character-count="2658"/>
  </office:meta>
</office:document-meta>
</file>